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E0000001734BB7B7CD457A98B5.png" manifest:media-type="image/png"/>
  <manifest:file-entry manifest:full-path="Pictures/100068F10000319C00002658847EBD2EFF54F55C.svg" manifest:media-type="image/svg+xml"/>
  <manifest:file-entry manifest:full-path="Pictures/100002010000037D0000023068CC2AD26BB12E27.png" manifest:media-type="image/png"/>
  <manifest:file-entry manifest:full-path="Pictures/10000201000003DA000001FB15BC90177743B7C7.png" manifest:media-type="image/png"/>
  <manifest:file-entry manifest:full-path="Pictures/1000B68100009D19000050D2DBBAED4B36A65604.svg" manifest:media-type="image/svg+xml"/>
  <manifest:file-entry manifest:full-path="Pictures/100031DD00004648000015CF2975D5AB7AD6FFC5.svg" manifest:media-type="image/svg+xml"/>
  <manifest:file-entry manifest:full-path="Pictures/1000B98900008A500000569822C72BCB9B1D9BCA.svg" manifest:media-type="image/svg+xml"/>
  <manifest:file-entry manifest:full-path="Pictures/1000020100000384000001B8115E9688DA8EAB6D.png" manifest:media-type="image/png"/>
  <manifest:file-entry manifest:full-path="Pictures/10000201000002A8000000D37C900548FD8931A5.png" manifest:media-type="image/png"/>
  <manifest:file-entry manifest:full-path="Pictures/1000020100000410000001904EE64D6AA4214BC3.png" manifest:media-type="image/png"/>
  <manifest:file-entry manifest:full-path="Pictures/100039E800005D0500002D7A54F51326151BAF09.svg" manifest:media-type="image/svg+xml"/>
  <manifest:file-entry manifest:full-path="Pictures/10003FA100006B7D000029579EE6A53F4304A4D7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7.533cm" svg:x="1cm" svg:y="1.087cm">
          <draw:image xlink:href="Pictures/10003FA100006B7D000029579EE6A53F4304A4D7.svg" xlink:type="simple" xlink:show="embed" xlink:actuate="onLoad" draw:mime-type="image/svg+xml">
            <text:p/>
          </draw:image>
          <draw:image xlink:href="Pictures/1000020100000410000001904EE64D6AA4214BC3.png" xlink:type="simple" xlink:show="embed" xlink:actuate="onLoad" draw:mime-type="image/png"/>
        </draw:frame>
        <draw:frame draw:style-name="gr1" draw:text-style-name="P1" draw:layer="layout" svg:width="19.589cm" svg:height="9.576cm" svg:x="1.111cm" svg:y="9.248cm">
          <draw:image xlink:href="Pictures/100039E800005D0500002D7A54F51326151BAF09.svg" xlink:type="simple" xlink:show="embed" xlink:actuate="onLoad" draw:mime-type="image/svg+xml">
            <text:p/>
          </draw:image>
          <draw:image xlink:href="Pictures/1000020100000384000001B8115E9688DA8EAB6D.png" xlink:type="simple" xlink:show="embed" xlink:actuate="onLoad" draw:mime-type="image/png"/>
        </draw:frame>
        <draw:frame draw:style-name="gr1" draw:text-style-name="P1" draw:layer="layout" svg:width="17.991cm" svg:height="5.582cm" svg:x="1.889cm" svg:y="20.685cm">
          <draw:image xlink:href="Pictures/100031DD00004648000015CF2975D5AB7AD6FFC5.svg" xlink:type="simple" xlink:show="embed" xlink:actuate="onLoad" draw:mime-type="image/svg+xml">
            <text:p/>
          </draw:image>
          <draw:image xlink:href="Pictures/10000201000002A8000000D37C900548FD8931A5.png" xlink:type="simple" xlink:show="embed" xlink:actuate="onLoad" draw:mime-type="image/png"/>
        </draw:frame>
      </draw:page>
      <draw:page draw:name="page2" draw:style-name="dp1" draw:master-page-name="Default">
        <draw:frame draw:style-name="gr1" draw:text-style-name="P1" draw:layer="layout" svg:width="19.589cm" svg:height="10.077cm" svg:x="1cm" svg:y="1.083cm">
          <draw:image xlink:href="Pictures/1000B68100009D19000050D2DBBAED4B36A65604.svg" xlink:type="simple" xlink:show="embed" xlink:actuate="onLoad" draw:mime-type="image/svg+xml">
            <text:p/>
          </draw:image>
          <draw:image xlink:href="Pictures/10000201000003DA000001FB15BC90177743B7C7.png" xlink:type="simple" xlink:show="embed" xlink:actuate="onLoad" draw:mime-type="image/png"/>
        </draw:frame>
        <draw:frame draw:style-name="gr1" draw:text-style-name="P1" draw:layer="layout" svg:width="19.589cm" svg:height="12.263cm" svg:x="1cm" svg:y="11.541cm">
          <draw:image xlink:href="Pictures/1000B98900008A500000569822C72BCB9B1D9BCA.svg" xlink:type="simple" xlink:show="embed" xlink:actuate="onLoad" draw:mime-type="image/svg+xml">
            <text:p/>
          </draw:image>
          <draw:image xlink:href="Pictures/100002010000037D0000023068CC2AD26BB12E27.png" xlink:type="simple" xlink:show="embed" xlink:actuate="onLoad" draw:mime-type="image/png"/>
        </draw:frame>
        <draw:frame draw:style-name="gr1" draw:text-style-name="P1" draw:layer="layout" svg:width="12.699cm" svg:height="9.815cm" svg:x="4.557cm" svg:y="24.84cm">
          <draw:image xlink:href="Pictures/100068F10000319C00002658847EBD2EFF54F55C.svg" xlink:type="simple" xlink:show="embed" xlink:actuate="onLoad" draw:mime-type="image/svg+xml">
            <text:p/>
          </draw:image>
          <draw:image xlink:href="Pictures/10000201000001E0000001734BB7B7CD457A98B5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Isaac Griffith</meta:initial-creator>
    <meta:creation-date>2021-03-19T21:55:10.505768586</meta:creation-date>
    <meta:generator>LibreOffice/7.0.3.1$Linux_X86_64 LibreOffice_project/00$Build-1</meta:generator>
    <dc:date>2021-03-19T21:59:23.992628205</dc:date>
    <dc:creator>Isaac Griffith</dc:creator>
    <meta:editing-duration>PT6S</meta:editing-duration>
    <meta:editing-cycles>1</meta:editing-cycles>
    <meta:document-statistic meta:object-count="6"/>
  </office:meta>
</office:document-meta>
</file>